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P2" style:family="paragraph" style:parent-style-name="Footer">
      <style:paragraph-properties fo:text-align="center" style:justify-single-word="false"/>
      <style:text-properties officeooo:paragraph-rsid="02030ff5"/>
    </style:style>
    <style:style style:name="P3" style:family="paragraph" style:parent-style-name="Text_20_body">
      <style:paragraph-properties fo:text-align="end" style:justify-single-word="false" style:writing-mode="rl-tb"/>
      <style:text-properties officeooo:rsid="00eb6387" officeooo:paragraph-rsid="00eb6387"/>
    </style:style>
    <style:style style:name="P4" style:family="paragraph" style:parent-style-name="Standard">
      <style:text-properties officeooo:rsid="0273c13e" officeooo:paragraph-rsid="0273c13e"/>
    </style:style>
    <style:style style:name="P5" style:family="paragraph" style:parent-style-name="Standard">
      <style:text-properties officeooo:rsid="02751ba1" officeooo:paragraph-rsid="027638a2"/>
    </style:style>
    <style:style style:name="P6" style:family="paragraph" style:parent-style-name="Standard">
      <style:text-properties officeooo:paragraph-rsid="027638a2"/>
    </style:style>
    <style:style style:name="P7" style:family="paragraph" style:parent-style-name="Standard">
      <style:text-properties officeooo:rsid="02793fbd" officeooo:paragraph-rsid="02793fbd"/>
    </style:style>
    <style:style style:name="P8" style:family="paragraph" style:parent-style-name="Standard">
      <style:text-properties officeooo:rsid="02ab62fd" officeooo:paragraph-rsid="02793fbd"/>
    </style:style>
    <style:style style:name="P9" style:family="paragraph" style:parent-style-name="Standard">
      <style:text-properties officeooo:rsid="02ab62fd" officeooo:paragraph-rsid="02ab62fd"/>
    </style:style>
    <style:style style:name="P10" style:family="paragraph" style:parent-style-name="Standard">
      <style:text-properties officeooo:rsid="02b483dd" officeooo:paragraph-rsid="02b483dd"/>
    </style:style>
    <style:style style:name="P11" style:family="paragraph" style:parent-style-name="Standard">
      <style:paragraph-properties fo:text-align="end" style:justify-single-word="false" style:writing-mode="rl-tb"/>
      <style:text-properties officeooo:rsid="0289aaf8" officeooo:paragraph-rsid="028ad3a4"/>
    </style:style>
    <style:style style:name="P12" style:family="paragraph" style:parent-style-name="Standard">
      <style:paragraph-properties fo:text-align="end" style:justify-single-word="false" style:writing-mode="rl-tb"/>
      <style:text-properties officeooo:rsid="028eea45" officeooo:paragraph-rsid="028eea45"/>
    </style:style>
    <style:style style:name="P13" style:family="paragraph" style:parent-style-name="Standard">
      <style:paragraph-properties fo:text-align="end" style:justify-single-word="false" style:writing-mode="rl-tb"/>
      <style:text-properties officeooo:rsid="0292a794" officeooo:paragraph-rsid="0292a794"/>
    </style:style>
    <style:style style:name="P14" style:family="paragraph" style:parent-style-name="Standard">
      <style:paragraph-properties fo:text-align="end" style:justify-single-word="false" style:writing-mode="rl-tb"/>
      <style:text-properties officeooo:rsid="029357e7" officeooo:paragraph-rsid="029357e7"/>
    </style:style>
    <style:style style:name="P15" style:family="paragraph" style:parent-style-name="Standard">
      <style:paragraph-properties fo:text-align="end" style:justify-single-word="false" style:writing-mode="rl-tb"/>
      <style:text-properties officeooo:rsid="029357e7" officeooo:paragraph-rsid="029a41d7"/>
    </style:style>
    <style:style style:name="P16" style:family="paragraph" style:parent-style-name="Standard">
      <style:paragraph-properties fo:text-align="end" style:justify-single-word="false" style:writing-mode="rl-tb"/>
      <style:text-properties officeooo:rsid="029357e7" officeooo:paragraph-rsid="02b19809"/>
    </style:style>
    <style:style style:name="P17" style:family="paragraph" style:parent-style-name="Standard">
      <style:paragraph-properties fo:text-align="end" style:justify-single-word="false" style:writing-mode="rl-tb"/>
      <style:text-properties officeooo:rsid="02943764" officeooo:paragraph-rsid="02943764"/>
    </style:style>
    <style:style style:name="P18" style:family="paragraph" style:parent-style-name="Standard">
      <style:paragraph-properties fo:text-align="end" style:justify-single-word="false" style:writing-mode="rl-tb"/>
      <style:text-properties officeooo:rsid="0295dd5b" officeooo:paragraph-rsid="0295dd5b"/>
    </style:style>
    <style:style style:name="P19" style:family="paragraph" style:parent-style-name="Standard">
      <style:paragraph-properties fo:text-align="end" style:justify-single-word="false" style:writing-mode="rl-tb"/>
      <style:text-properties officeooo:rsid="029a41d7" officeooo:paragraph-rsid="029a41d7"/>
    </style:style>
    <style:style style:name="P20" style:family="paragraph" style:parent-style-name="Standard">
      <style:paragraph-properties fo:text-align="end" style:justify-single-word="false" style:writing-mode="rl-tb"/>
      <style:text-properties officeooo:rsid="029fbe68" officeooo:paragraph-rsid="029fbe68"/>
    </style:style>
    <style:style style:name="P21" style:family="paragraph" style:parent-style-name="Standard">
      <style:paragraph-properties fo:text-align="end" style:justify-single-word="false" style:writing-mode="rl-tb"/>
      <style:text-properties officeooo:rsid="02a27cc4" officeooo:paragraph-rsid="02a31200"/>
    </style:style>
    <style:style style:name="P22" style:family="paragraph" style:parent-style-name="Standard">
      <style:paragraph-properties fo:text-align="end" style:justify-single-word="false" style:writing-mode="rl-tb"/>
      <style:text-properties officeooo:rsid="02a68f27" officeooo:paragraph-rsid="02a68f27"/>
    </style:style>
    <style:style style:name="P23" style:family="paragraph" style:parent-style-name="Standard">
      <style:paragraph-properties fo:text-align="end" style:justify-single-word="false" style:writing-mode="rl-tb"/>
      <style:text-properties officeooo:rsid="02ad73a3" officeooo:paragraph-rsid="02b19809"/>
    </style:style>
    <style:style style:name="P24" style:family="paragraph" style:parent-style-name="Standard">
      <style:paragraph-properties fo:text-align="end" style:justify-single-word="false" style:writing-mode="rl-tb"/>
      <style:text-properties officeooo:rsid="02b4241b" officeooo:paragraph-rsid="02b4241b"/>
    </style:style>
    <style:style style:name="P25" style:family="paragraph" style:parent-style-name="Standard" style:list-style-name="L4">
      <style:paragraph-properties fo:text-align="start" style:justify-single-word="false" style:writing-mode="lr-tb"/>
      <style:text-properties fo:font-size="8pt" fo:font-weight="normal" officeooo:rsid="018a738a" officeooo:paragraph-rsid="018a738a" style:font-size-asian="8pt" style:font-weight-asian="normal" style:font-size-complex="8pt" style:font-weight-complex="normal"/>
    </style:style>
    <style:style style:name="P26" style:family="paragraph" style:parent-style-name="Standard">
      <style:paragraph-properties fo:text-align="start" style:justify-single-word="false" style:writing-mode="lr-tb"/>
      <style:text-properties officeooo:rsid="02725994" officeooo:paragraph-rsid="0273352e"/>
    </style:style>
    <style:style style:name="P27" style:family="paragraph" style:parent-style-name="Standard">
      <style:paragraph-properties fo:text-align="start" style:justify-single-word="false" style:writing-mode="lr-tb"/>
      <style:text-properties officeooo:rsid="02751ba1" officeooo:paragraph-rsid="027638a2"/>
    </style:style>
    <style:style style:name="P28" style:family="paragraph" style:parent-style-name="Standard">
      <style:paragraph-properties fo:text-align="start" style:justify-single-word="false" style:writing-mode="lr-tb"/>
      <style:text-properties officeooo:paragraph-rsid="02a5b4da"/>
    </style:style>
    <style:style style:name="P29" style:family="paragraph" style:parent-style-name="Standard">
      <style:paragraph-properties fo:text-align="start" style:justify-single-word="false" style:writing-mode="lr-tb"/>
      <style:text-properties officeooo:rsid="0287f3ed" officeooo:paragraph-rsid="0287f3ed"/>
    </style:style>
    <style:style style:name="P30" style:family="paragraph" style:parent-style-name="Standard">
      <style:paragraph-properties fo:text-align="start" style:justify-single-word="false" style:writing-mode="lr-tb"/>
      <style:text-properties fo:font-size="10pt" officeooo:paragraph-rsid="02a95e65" fo:background-color="transparent" style:font-size-asian="10pt" style:font-size-complex="10pt"/>
    </style:style>
    <style:style style:name="P31" style:family="paragraph" style:parent-style-name="Standard">
      <style:paragraph-properties fo:text-align="start" style:justify-single-word="false" style:writing-mode="lr-tb"/>
      <style:text-properties officeooo:rsid="0292a794" officeooo:paragraph-rsid="0292a794"/>
    </style:style>
    <style:style style:name="P32" style:family="paragraph" style:parent-style-name="Standard">
      <style:paragraph-properties fo:text-align="start" style:justify-single-word="false" style:writing-mode="lr-tb"/>
      <style:text-properties officeooo:rsid="028eea45" officeooo:paragraph-rsid="028eea45" fo:background-color="transparent"/>
    </style:style>
    <style:style style:name="P33" style:family="paragraph" style:parent-style-name="Standard">
      <style:paragraph-properties fo:text-align="start" style:justify-single-word="false" style:writing-mode="lr-tb"/>
      <style:text-properties officeooo:rsid="029f07b2" officeooo:paragraph-rsid="029f07b2" fo:background-color="transparent"/>
    </style:style>
    <style:style style:name="P34" style:family="paragraph" style:parent-style-name="Standard">
      <style:paragraph-properties fo:text-align="start" style:justify-single-word="false" style:writing-mode="lr-tb"/>
      <style:text-properties officeooo:rsid="02a68f27" officeooo:paragraph-rsid="02a68f27" fo:background-color="transparent"/>
    </style:style>
    <style:style style:name="P35" style:family="paragraph" style:parent-style-name="Standard">
      <style:paragraph-properties fo:text-align="start" style:justify-single-word="false" style:writing-mode="lr-tb"/>
      <style:text-properties officeooo:rsid="02943764" officeooo:paragraph-rsid="02943764"/>
    </style:style>
    <style:style style:name="P36" style:family="paragraph" style:parent-style-name="Standard">
      <style:paragraph-properties fo:text-align="start" style:justify-single-word="false" style:writing-mode="lr-tb"/>
      <style:text-properties officeooo:rsid="029f07b2" officeooo:paragraph-rsid="029f07b2"/>
    </style:style>
    <style:style style:name="P37" style:family="paragraph" style:parent-style-name="Standard">
      <style:paragraph-properties fo:text-align="start" style:justify-single-word="false" style:writing-mode="lr-tb"/>
      <style:text-properties officeooo:rsid="02a68f27" officeooo:paragraph-rsid="02a68f27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writing-mode="lr-tb"/>
      <style:text-properties officeooo:paragraph-rsid="02b4241b"/>
    </style:style>
    <style:style style:name="P40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officeooo:rsid="02a882d1" officeooo:paragraph-rsid="02a882d1"/>
    </style:style>
    <style:style style:name="P41" style:family="paragraph" style:parent-style-name="Text_20_body">
      <style:text-properties officeooo:rsid="025e2e6c" officeooo:paragraph-rsid="025e2e6c"/>
    </style:style>
    <style:style style:name="P42" style:family="paragraph" style:parent-style-name="Text_20_body" style:list-style-name="L6">
      <style:text-properties officeooo:rsid="025e2e6c" officeooo:paragraph-rsid="025e2e6c"/>
    </style:style>
    <style:style style:name="P43" style:family="paragraph" style:parent-style-name="Text_20_body">
      <style:text-properties officeooo:rsid="02673f28" officeooo:paragraph-rsid="02673f28"/>
    </style:style>
    <style:style style:name="P44" style:family="paragraph" style:parent-style-name="Text_20_body" style:list-style-name="L6">
      <style:text-properties officeooo:rsid="0268b339" officeooo:paragraph-rsid="0268b339"/>
    </style:style>
    <style:style style:name="P45" style:family="paragraph" style:parent-style-name="Text_20_body" style:list-style-name="L6">
      <style:text-properties officeooo:rsid="026a44a8" officeooo:paragraph-rsid="026a44a8"/>
    </style:style>
    <style:style style:name="P46" style:family="paragraph" style:parent-style-name="Text_20_body">
      <style:text-properties officeooo:rsid="026bdc43" officeooo:paragraph-rsid="026bdc43"/>
    </style:style>
    <style:style style:name="P47" style:family="paragraph" style:parent-style-name="Text_20_body" style:list-style-name="L7">
      <style:text-properties officeooo:rsid="026bdc43" officeooo:paragraph-rsid="026bdc43"/>
    </style:style>
    <style:style style:name="P48" style:family="paragraph" style:parent-style-name="Text_20_body">
      <style:text-properties officeooo:rsid="026d7e34" officeooo:paragraph-rsid="026d7e34"/>
    </style:style>
    <style:style style:name="P49" style:family="paragraph" style:parent-style-name="Text_20_body">
      <style:text-properties officeooo:rsid="02725994" officeooo:paragraph-rsid="0273352e"/>
    </style:style>
    <style:style style:name="P50" style:family="paragraph" style:parent-style-name="Text_20_body">
      <style:text-properties officeooo:rsid="0287f3ed" officeooo:paragraph-rsid="028dad1c"/>
    </style:style>
    <style:style style:name="P51" style:family="paragraph" style:parent-style-name="Text_20_body" style:list-style-name="L8">
      <style:text-properties officeooo:paragraph-rsid="0298b279"/>
    </style:style>
    <style:style style:name="P52" style:family="paragraph" style:parent-style-name="Text_20_body">
      <style:text-properties officeooo:rsid="029f07b2" officeooo:paragraph-rsid="02a1b254"/>
    </style:style>
    <style:style style:name="P53" style:family="paragraph" style:parent-style-name="Text_20_body">
      <style:text-properties officeooo:paragraph-rsid="02a5b4da"/>
    </style:style>
    <style:style style:name="P54" style:family="paragraph" style:parent-style-name="Text_20_body" style:list-style-name="L4">
      <style:paragraph-properties fo:text-align="start" style:justify-single-word="false" style:writing-mode="lr-tb"/>
      <style:text-properties officeooo:rsid="019e7837" officeooo:paragraph-rsid="0296571f"/>
    </style:style>
    <style:style style:name="P55" style:family="paragraph" style:parent-style-name="Text_20_body" style:list-style-name="L4">
      <style:paragraph-properties fo:text-align="start" style:justify-single-word="false" style:writing-mode="lr-tb"/>
      <style:text-properties officeooo:rsid="0295e11f" officeooo:paragraph-rsid="0295e11f"/>
    </style:style>
    <style:style style:name="P56" style:family="paragraph" style:parent-style-name="Heading_20_1">
      <style:text-properties officeooo:rsid="025e2e6c" officeooo:paragraph-rsid="025e2e6c"/>
    </style:style>
    <style:style style:name="P57" style:family="paragraph" style:parent-style-name="Heading_20_2">
      <style:paragraph-properties fo:text-align="end" style:justify-single-word="false" style:writing-mode="rl-tb"/>
      <style:text-properties officeooo:rsid="0273352e" officeooo:paragraph-rsid="0273c13e"/>
    </style:style>
    <style:style style:name="P58" style:family="paragraph" style:parent-style-name="Heading_20_2">
      <style:paragraph-properties fo:text-align="end" style:justify-single-word="false" style:writing-mode="rl-tb"/>
      <style:text-properties officeooo:rsid="027d3d85" officeooo:paragraph-rsid="029b8563"/>
    </style:style>
    <style:style style:name="P59" style:family="paragraph" style:parent-style-name="Heading_20_2">
      <style:paragraph-properties fo:text-align="end" style:justify-single-word="false" style:writing-mode="rl-tb"/>
      <style:text-properties officeooo:rsid="027d3d85" officeooo:paragraph-rsid="02a3d6ea"/>
    </style:style>
    <style:style style:name="P60" style:family="paragraph" style:parent-style-name="Heading_20_2">
      <style:text-properties officeooo:rsid="027d3d85" officeooo:paragraph-rsid="027d3d85"/>
    </style:style>
    <style:style style:name="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67eb89" style:font-weight-asian="bold" style:font-weight-complex="bold"/>
    </style:style>
    <style:style style:name="T4" style:family="text">
      <style:text-properties fo:font-weight="bold" officeooo:rsid="027638a2" style:font-weight-asian="bold" style:font-weight-complex="bold"/>
    </style:style>
    <style:style style:name="T5" style:family="text">
      <style:text-properties fo:font-weight="bold" officeooo:rsid="02793fbd" style:font-weight-asian="bold" style:font-weight-complex="bold"/>
    </style:style>
    <style:style style:name="T6" style:family="text">
      <style:text-properties fo:font-weight="bold" officeooo:rsid="02a455c6" style:font-weight-asian="bold" style:font-weight-complex="bold"/>
    </style:style>
    <style:style style:name="T7" style:family="text">
      <style:text-properties fo:font-weight="bold" officeooo:rsid="02ad73a3" style:font-weight-asian="bold" style:font-weight-complex="bold"/>
    </style:style>
    <style:style style:name="T8" style:family="text">
      <style:text-properties officeooo:rsid="0205a73b"/>
    </style:style>
    <style:style style:name="T9" style:family="text">
      <style:text-properties officeooo:rsid="0267eb89"/>
    </style:style>
    <style:style style:name="T10" style:family="text">
      <style:text-properties officeooo:rsid="0268b339"/>
    </style:style>
    <style:style style:name="T11" style:family="text">
      <style:text-properties officeooo:rsid="026cee56"/>
    </style:style>
    <style:style style:name="T12" style:family="text">
      <style:text-properties officeooo:rsid="026e29d1"/>
    </style:style>
    <style:style style:name="T13" style:family="text">
      <style:text-properties officeooo:rsid="026f9eb3"/>
    </style:style>
    <style:style style:name="T14" style:family="text">
      <style:text-properties officeooo:rsid="0273352e"/>
    </style:style>
    <style:style style:name="T15" style:family="text">
      <style:text-properties fo:color="#7f0055" style:font-name="Monospace" fo:font-size="12pt" style:font-size-asian="12pt"/>
    </style:style>
    <style:style style:name="T16" style:family="text">
      <style:text-properties fo:color="#7f0055" style:font-name="Monospace" fo:font-size="12pt" fo:font-weight="bold" style:font-size-asian="12pt" style:font-weight-asian="bold"/>
    </style:style>
    <style:style style:name="T17" style:family="text">
      <style:text-properties fo:color="#7f0055" style:font-name="Monospace" fo:font-size="12pt" fo:font-weight="bold" fo:background-color="transparent" loext:char-shading-value="0" style:font-size-asian="12pt" style:font-weight-asian="bold"/>
    </style:style>
    <style:style style:name="T18" style:family="text">
      <style:text-properties fo:color="#7f0055" style:font-name="Monospace" fo:font-size="12pt" fo:font-weight="bold" officeooo:rsid="02a68f27" fo:background-color="transparent" loext:char-shading-value="0" style:font-size-asian="12pt" style:font-weight-asian="bold"/>
    </style:style>
    <style:style style:name="T19" style:family="text">
      <style:text-properties fo:color="#3c3c3c" style:font-name="Monospace" fo:font-size="12pt" style:font-size-asian="12pt"/>
    </style:style>
    <style:style style:name="T20" style:family="text">
      <style:text-properties fo:color="#000000" style:font-name="Monospace" fo:font-size="12pt" style:font-size-asian="12pt"/>
    </style:style>
    <style:style style:name="T21" style:family="text">
      <style:text-properties fo:color="#000000" style:font-name="Monospace" fo:font-size="12pt" officeooo:rsid="028ad3a4" style:font-size-asian="12pt"/>
    </style:style>
    <style:style style:name="T22" style:family="text">
      <style:text-properties fo:color="#000000" style:font-name="Monospace" fo:font-size="12pt" officeooo:rsid="02943764" style:font-size-asian="12pt"/>
    </style:style>
    <style:style style:name="T23" style:family="text">
      <style:text-properties fo:color="#000000" style:font-name="Monospace" fo:font-size="12pt" officeooo:rsid="02a31200" style:font-size-asian="12pt"/>
    </style:style>
    <style:style style:name="T24" style:family="text">
      <style:text-properties fo:color="#000000" style:font-name="Monospace" fo:font-size="12pt" officeooo:rsid="02a95d63" style:font-size-asian="12pt"/>
    </style:style>
    <style:style style:name="T25" style:family="text">
      <style:text-properties fo:color="#000000" style:font-name="Monospace" officeooo:rsid="0273c13e"/>
    </style:style>
    <style:style style:name="T26" style:family="text">
      <style:text-properties fo:color="#000000" style:font-name="Monospace" fo:font-style="italic" officeooo:rsid="0273c13e" style:font-style-asian="italic"/>
    </style:style>
    <style:style style:name="T27" style:family="text">
      <style:text-properties fo:color="#2a00ff" style:font-name="Monospace" fo:font-size="12pt" style:font-size-asian="12pt"/>
    </style:style>
    <style:style style:name="T28" style:family="text">
      <style:text-properties fo:color="#2a00ff" style:font-name="Monospace" officeooo:rsid="0273c13e"/>
    </style:style>
    <style:style style:name="T29" style:family="text">
      <style:text-properties fo:color="#2a00ff" style:font-name="Monospace" officeooo:rsid="02751ba1"/>
    </style:style>
    <style:style style:name="T30" style:family="text">
      <style:text-properties officeooo:rsid="0273c13e"/>
    </style:style>
    <style:style style:name="T31" style:family="text">
      <style:text-properties officeooo:rsid="02751ba1"/>
    </style:style>
    <style:style style:name="T32" style:family="text">
      <style:text-properties fo:color="#6a3e3e" style:font-name="Monospace" fo:font-size="12pt" style:font-size-asian="12pt"/>
    </style:style>
    <style:style style:name="T33" style:family="text">
      <style:text-properties fo:color="#6a3e3e" style:font-name="Monospace" fo:font-size="12pt" officeooo:rsid="02943764" style:font-size-asian="12pt"/>
    </style:style>
    <style:style style:name="T34" style:family="text">
      <style:text-properties fo:color="#6a3e3e" style:font-name="Monospace" officeooo:rsid="028fdf70"/>
    </style:style>
    <style:style style:name="T35" style:family="text">
      <style:text-properties fo:color="#6a3e3e" style:font-name="Monospace" officeooo:rsid="0290f8fd"/>
    </style:style>
    <style:style style:name="T36" style:family="text">
      <style:text-properties officeooo:rsid="027638a2"/>
    </style:style>
    <style:style style:name="T37" style:family="text">
      <style:text-properties fo:color="#ff0000" style:font-name="Monospace" fo:font-size="12pt" style:font-size-asian="12pt"/>
    </style:style>
    <style:style style:name="T38" style:family="text">
      <style:text-properties fo:color="#f07746" style:font-name="Monospace" fo:font-size="12pt" style:text-underline-style="solid" style:text-underline-width="auto" style:text-underline-color="font-color" style:font-size-asian="12pt"/>
    </style:style>
    <style:style style:name="T39" style:family="text">
      <style:text-properties officeooo:rsid="027dab90"/>
    </style:style>
    <style:style style:name="T40" style:family="text">
      <style:text-properties officeooo:rsid="027e2ab3"/>
    </style:style>
    <style:style style:name="T41" style:family="text">
      <style:text-properties officeooo:rsid="02817c7a"/>
    </style:style>
    <style:style style:name="T42" style:family="text">
      <style:text-properties officeooo:rsid="02881f17"/>
    </style:style>
    <style:style style:name="T43" style:family="text">
      <style:text-properties fo:color="#4000c8" style:font-name="Monospace" fo:font-size="12pt" fo:font-weight="bold" style:font-size-asian="12pt" style:font-weight-asian="bold"/>
    </style:style>
    <style:style style:name="T44" style:family="text">
      <style:text-properties officeooo:rsid="028b88ba"/>
    </style:style>
    <style:style style:name="T45" style:family="text">
      <style:text-properties officeooo:rsid="028dad1c"/>
    </style:style>
    <style:style style:name="T46" style:family="text">
      <style:text-properties officeooo:rsid="0292a794"/>
    </style:style>
    <style:style style:name="T47" style:family="text">
      <style:text-properties officeooo:rsid="029357e7"/>
    </style:style>
    <style:style style:name="T48" style:family="text">
      <style:text-properties officeooo:rsid="0296571f"/>
    </style:style>
    <style:style style:name="T49" style:family="text">
      <style:text-properties officeooo:rsid="0297b899"/>
    </style:style>
    <style:style style:name="T50" style:family="text">
      <style:text-properties officeooo:rsid="029b8563"/>
    </style:style>
    <style:style style:name="T51" style:family="text">
      <style:text-properties fo:color="#0000ff" style:font-name="Monospace" fo:font-size="12pt" style:font-size-asian="12pt"/>
    </style:style>
    <style:style style:name="T52" style:family="text">
      <style:text-properties officeooo:rsid="029fbe68"/>
    </style:style>
    <style:style style:name="T53" style:family="text">
      <style:text-properties officeooo:rsid="02a3d6ea"/>
    </style:style>
    <style:style style:name="T54" style:family="text">
      <style:text-properties officeooo:rsid="02a45005"/>
    </style:style>
    <style:style style:name="T55" style:family="text">
      <style:text-properties officeooo:rsid="02a455c6"/>
    </style:style>
    <style:style style:name="T56" style:family="text">
      <style:text-properties style:use-window-font-color="true" style:font-name="Monospace" fo:font-size="12pt" fo:font-weight="bold" officeooo:rsid="02a68f27" fo:background-color="transparent" loext:char-shading-value="0" style:font-size-asian="12pt" style:font-weight-asian="bold"/>
    </style:style>
    <style:style style:name="T57" style:family="text">
      <style:text-properties style:use-window-font-color="true" style:font-name="Monospace" fo:font-size="12pt" fo:background-color="transparent" loext:char-shading-value="0" style:font-size-asian="12pt"/>
    </style:style>
    <style:style style:name="T58" style:family="text">
      <style:text-properties fo:color="#000080" style:font-name="Monospace" fo:font-size="12pt" style:font-size-asian="12pt"/>
    </style:style>
    <style:style style:name="T59" style:family="text">
      <style:text-properties fo:color="#0000c0" style:font-name="Monospace" fo:font-size="12pt" fo:font-style="italic" fo:font-weight="bold" style:font-size-asian="12pt" style:font-style-asian="italic" style:font-weight-asian="bold"/>
    </style:style>
    <style:style style:name="T60" style:family="text">
      <style:text-properties officeooo:rsid="02a882d1"/>
    </style:style>
    <style:style style:name="T61" style:family="text">
      <style:text-properties fo:font-weight="normal" style:font-weight-asian="normal" style:font-weight-complex="normal"/>
    </style:style>
    <style:style style:name="T62" style:family="text">
      <style:text-properties fo:font-weight="normal" officeooo:rsid="02bb84a5" style:font-weight-asian="normal" style:font-weight-complex="normal"/>
    </style:style>
    <style:style style:name="T63" style:family="text">
      <style:text-properties fo:font-weight="normal" officeooo:rsid="02bcd46c" style:font-weight-asian="normal" style:font-weight-complex="normal"/>
    </style:style>
    <style:style style:name="T64" style:family="text">
      <style:text-properties officeooo:rsid="02af344a"/>
    </style:style>
    <style:style style:name="T65" style:family="text">
      <style:text-properties officeooo:rsid="02b5aed6"/>
    </style:style>
    <style:style style:name="T66" style:family="text">
      <style:text-properties officeooo:rsid="02b67f0f"/>
    </style:style>
    <style:style style:name="T67" style:family="text">
      <style:text-properties officeooo:rsid="02b84147"/>
    </style:style>
    <style:style style:name="T68" style:family="text">
      <style:text-properties officeooo:rsid="02b8cc05"/>
    </style:style>
    <style:style style:name="T69" style:family="text">
      <style:text-properties officeooo:rsid="02b8efb2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<text:span text:style-name="T9">מאגרי </text:span>נתונים</text:h>
      <text:p text:style-name="P43">תוכנות גדולות צריכות לוודא שהמידע שלהן יהיה זמין לא רק כשהן רצות, אלא גם כשהן מפסיקות לרוץ ומתחילות מחדש. המושג נקרא data persistence - שמירה של נתונים מריצה אחת לריצה הבאה.</text:p>
      <text:p text:style-name="P43">אנחנו כבר מכירים מנגנון פשוט ל-persistence והוא - קבצים. למדנו איך לכתוב עצמים לקובץ בפורמטים שונים (json, xml, ObjectStream) ואיך לקרוא אותם בחזרה מהקובץ. <text:s text:c="2"/><text:span text:style-name="T9">קובץ הוא סוג פשוט של </text:span><text:span text:style-name="T3">מאגר-נתונים</text:span><text:span text:style-name="T9">; ישנם סוגים משוכללים יותר של מסדי-נתונים הנותנים לנו יתרונות נוספים, כגון:</text:span></text:p>
      <text:list xml:id="list8232700953714077898" text:style-name="L6">
        <text:list-item>
          <text:p text:style-name="P44">ריבוי חוטים - אפשר לקרוא/לכתוב ל<text:span text:style-name="T9">מאגר-הנתונים</text:span> מכמה חוטים שונים והוא יישאר תקין.</text:p>
        </text:list-item>
        <text:list-item>
          <text:p text:style-name="P42">יעילות - <text:span text:style-name="T10">במאגרי-נתונים ישנם מפתחות המאפשרים לגשת לחלקים מהמאגר במהירות.</text:span></text:p>
        </text:list-item>
        <text:list-item>
          <text:p text:style-name="P45">סדר - מאגר-נתונים אחד יכול לשמור מידע שהיינו צריכים לפזר בקבצים שונים.</text:p>
        </text:list-item>
      </text:list>
      <text:p text:style-name="P46"/>
      <text:p text:style-name="P46"><text:span text:style-name="T65">ישנן מערכות רבות לניהול מאגרי-נתונים.</text:span> <text:span text:style-name="T65">הן נחלקות לשתי קבוצות עיקריות:</text:span></text:p>
      <text:list xml:id="list572241827733080718" text:style-name="L7">
        <text:list-item>
          <text:p text:style-name="P47">SQL - מאגרי-נתונים המבוססים על טבלאות עם שורות ועמודות, אפשר לקרוא/לכתוב בהם בעזרת שאילתות בשפה מקובלת ומוכרת בשם SQL.<text:span text:style-name="T11"> <text:s text:c="2"/>דוגמאות: MySQL, Oracle, MariaDB, SQLite.</text:span></text:p>
        </text:list-item>
        <text:list-item>
          <text:p text:style-name="P47">NoSQL - מאגרי-נתונים המבוססים על מפות (כמו HashMap בג'אבה), אפשר לקרוא/לכתוב בהם ע"י מפתחות פשוטים.<text:span text:style-name="T11"> <text:s/>דוגמאות: MongoDB, Redis.</text:span></text:p>
        </text:list-item>
      </text:list>
      <text:p text:style-name="P41"/>
      <text:p text:style-name="P48">אנחנו נלמד <text:span text:style-name="T66">שתי מערכות לניהול מאגרי-נתונים</text:span>: <text:span text:style-name="T13">סקלייט (SQLite) ומייסקל (MySQL).</text:span> </text:p>
      <text:list xml:id="list5997313784415617488" text:style-name="L8">
        <text:list-item>
          <text:p text:style-name="P51"><text:span text:style-name="T13">סקלייט היא פשוטה, ונועדה לשמירת נתונים של משתמש אחד על מחשב מקומי;</text:span></text:p>
        </text:list-item>
        <text:list-item>
          <text:p text:style-name="P51"><text:span text:style-name="T13">מייסקל היא משוכללת יותר, ונועדה לשמירת נתונים של משתמשים רבים על שרת משותף.</text:span></text:p>
        </text:list-item>
      </text:list>
      <text:p text:style-name="Heading_20_2">שלב א: התקנת<text:span text:style-name="T14"> רכיב-קישור בין ג'אבה למערכת מאגרי-נתונים</text:span></text:p>
      <text:p text:style-name="P49">השלב הראשון בעבודה עם <text:span text:style-name="T67">מערכת </text:span>מאגר<text:span text:style-name="T67">י</text:span>-נתונים היא הורדת <text:span text:style-name="T14">רכיב המקשר בין המערכת </text:span>שבחרנו לבין ג'אבה. <text:span text:style-name="T41">רכיב-קישור בין ג'אבה לבין מערכת מאגרי-נתונים נקרא JDBC. <text:s text:c="3"/></text:span>למשל, כדי לעבוד עם <text:span text:style-name="T68">מערכת </text:span>סקלייט צריך <text:span text:style-name="T14">לחפש "sqlite jdbc". אפשר להוריד jar ולחבר אותו לפרוייקט כמו שעשינו עד לפני שבועיים, או שאפשר להוסיף תלות בקובץ גריידל כפי שלמדנו לפני שבוע:</text:span></text:p>
      <text:p text:style-name="P26"><text:span text:style-name="T15">repositories</text:span><text:span text:style-name="T19"> { <text:s text:c="4"/></text:span><text:span text:style-name="T20">mavenCentral</text:span><text:span text:style-name="T19">() <text:s text:c="2"/>}</text:span></text:p>
      <text:p text:style-name="P39"><text:span text:style-name="T15">dependencies</text:span><text:span text:style-name="T19"> { <text:s text:c="4"/></text:span><text:span text:style-name="T57">implementation</text:span><text:span text:style-name="T19"> </text:span><text:span text:style-name="T27">'org.xerial:sqlite-jdbc:+'</text:span><text:span text:style-name="T19"> <text:s text:c="2"/>}</text:span></text:p>
      <text:p text:style-name="P24">שימו לב - התלות היא רק ב-implementation ולא ב-compile, כי אין צורך ברכיב-הקישור לצורך קומפילציה! הקומפילציה נעשית עם הספריה הכללית של ג'אבה ל-sql ובלי תלות <text:span text:style-name="T69">במערכת מסויימת.</text:span></text:p>
      <text:p text:style-name="P26"/>
      <text:p text:style-name="P57">שלב <text:span text:style-name="T30">ב</text:span>: <text:span text:style-name="T39">התחברות למאגר-נתונים</text:span></text:p>
      <text:p text:style-name="P4">השלב השני הוא ליצור חיבור (Connection) מתוך התוכנה שלנו <text:span text:style-name="T40">בג'אבה </text:span>למאגר-נתונים מסויים. <text:span text:style-name="T31">למשל, כדי להתחבר למאגר "company.db" של מערכת סקלייט נשתמש בפקודה הבאה:</text:span></text:p>
      <text:p text:style-name="P30"><text:span text:style-name="T25">Connection </text:span><text:span text:style-name="T34">c</text:span><text:span text:style-name="T35">onnection</text:span><text:span text:style-name="T25"> = DriverManager.</text:span><text:span text:style-name="T26">getConnection</text:span><text:span text:style-name="T25">(</text:span><text:span text:style-name="T28">"jdbc:sqlite:</text:span><text:span text:style-name="T29">company</text:span><text:span text:style-name="T28">.db"</text:span><text:span text:style-name="T25">)</text:span></text:p>
      <text:p text:style-name="P9"><text:span text:style-name="T61">במערכת סקלייט, כל מאגר-נתונים הוא בסה"כ קובץ על המחשב. הפעולה הנ"ל מחפשת את הקובץ company.db בתיקייה של הפרוייקט, ואם הוא לא נמצא שם, היא יוצרת אותו. </text:span></text:p>
      <text:p text:style-name="P10"><text:span text:style-name="T61"/></text:p>
      <text:p text:style-name="P10"><text:span text:style-name="T61">בחיבור </text:span><text:span text:style-name="T62">למאגר במערכת</text:span><text:span text:style-name="T61"> מייסקל, המחרוזת שמעבירים ל-getConnection היא מעט מורכבת יותר, כפי שנראה בהמשך. המחרוזת הזאת היא ההבדל היחיד בין </text:span><text:span text:style-name="T63">מערכות שונות</text:span><text:span text:style-name="T61">; מרגע שיש לנו Connection, כל שאר הפעולות מתבצעות בשפת SQL בלי להתחשב בסוג </text:span><text:span text:style-name="T63">המערכת</text:span><text:span text:style-name="T61"> שהתחברנו אלי</text:span><text:span text:style-name="T63">ה</text:span><text:span text:style-name="T61">. הדבר מקל מאד כשרוצים להחליף</text:span><text:span text:style-name="T63"> מערכת לניהול מאגרי-נתונים</text:span><text:span text:style-name="T61">.</text:span></text:p>
      <text:p text:style-name="P9"><text:span text:style-name="T61"/></text:p>
      <text:p text:style-name="P5"><text:span text:style-name="T2">שימו לב</text:span><text:span text:style-name="T5"> 1</text:span>: <text:span text:style-name="T36">הקומפיילר של ג'אבה דורש מכם לייבא את הספרייה הכללית לטיפול ב-sql: <text:s/></text:span></text:p>
      <text:p text:style-name="P27"><text:span text:style-name="T16">import</text:span><text:span text:style-name="T20"> java.sql.*;</text:span></text:p>
      <text:p text:style-name="P6"><text:span text:style-name="T36">אבל הוא </text:span><text:span text:style-name="T4">לא דורש</text:span><text:span text:style-name="T36"> מכם לייבא שום ספריה ספציפית הקשורה לסקלייט. המשמעות היא, שאם שכחתם להתקין את סקלייט, לא תקבלו שגיאת קומפילציה אלא שגיאת ריצה כשתנסו להתחבר למאגר: "</text:span><text:span text:style-name="T37"> </text:span><text:span text:style-name="T38">java.sql.SQLException</text:span><text:span text:style-name="T37">: No suitable driver found for jdbc:sqlite:test.db</text:span><text:span text:style-name="T36">".</text:span></text:p>
      <text:p text:style-name="P5"/>
      <text:p text:style-name="P7"><text:span text:style-name="T2">שימו לב 2</text:span>: כדאי מאד לשים את פקודת החיבור למאגר בתוך בלוק של try, כדי שהחיבור ייסגר אוטומטית כשיוצאים מהבלוק. לפרטים ראו בדוגמאות הקוד.</text:p>
      <text:p text:style-name="P8"/>
      <text:p text:style-name="P60">שלב ג: הגדרת נתונים</text:p>
      <text:p text:style-name="P50">מאגר-נתונים מסוג SQL בנוי מ<text:span text:style-name="T2">טבלאות</text:span>. בכל טבלה יש <text:span text:style-name="T2">עמודות</text:span>. כדי לעבוד עם טבלאות צריך קודם-כל להגדיר אותן. <text:span text:style-name="T45">בשפת SQL ישנן פקודות להגדרת טבלאות; תת-השפה של SQL האחראית להגדרת טבלאות </text:span>נקראת "שפת הגדרת <text:span text:style-name="T45">נתונים</text:span>" - Data Definition Language. <text:span text:style-name="T42"><text:s/>למשל הפעולה הבאה בשפת SQL:</text:span></text:p>
      <text:p text:style-name="P29"><text:span text:style-name="T16">CREATE</text:span><text:span text:style-name="T19"> </text:span><text:span text:style-name="T16">TABLE</text:span><text:span text:style-name="T19"> </text:span><text:span text:style-name="T21">employees</text:span></text:p>
      <text:p text:style-name="P38"><text:span text:style-name="T20">(id</text:span><text:span text:style-name="T19"> <text:s text:c="7"/></text:span><text:span text:style-name="T43">INT</text:span><text:span text:style-name="T19"> </text:span><text:span text:style-name="T16">PRIMARY</text:span><text:span text:style-name="T19"> </text:span><text:span text:style-name="T16">KEY</text:span><text:span text:style-name="T19"> <text:s text:c="4"/></text:span><text:span text:style-name="T16">NOT</text:span><text:span text:style-name="T19"> </text:span><text:span text:style-name="T43">NULL</text:span><text:span text:style-name="T20">,</text:span></text:p>
      <text:p text:style-name="P38"><text:span text:style-name="T19"><text:s/></text:span><text:span text:style-name="T20">name</text:span><text:span text:style-name="T19"> <text:s text:c="5"/></text:span><text:span text:style-name="T20">TEXT</text:span><text:span text:style-name="T19"> <text:s text:c="3"/></text:span><text:span text:style-name="T16">NOT</text:span><text:span text:style-name="T19"> </text:span><text:span text:style-name="T43">NULL</text:span><text:span text:style-name="T20">,</text:span></text:p>
      <text:p text:style-name="P38"><text:span text:style-name="T19"><text:s/></text:span><text:span text:style-name="T20">age</text:span><text:span text:style-name="T19"> <text:s text:c="6"/></text:span><text:span text:style-name="T43">INT</text:span><text:span text:style-name="T19"> <text:s text:c="4"/></text:span><text:span text:style-name="T16">NOT</text:span><text:span text:style-name="T19"> </text:span><text:span text:style-name="T43">NULL</text:span><text:span text:style-name="T20">,</text:span></text:p>
      <text:p text:style-name="P38"><text:span text:style-name="T19"><text:s/></text:span><text:span text:style-name="T20">address</text:span><text:span text:style-name="T19"> <text:s text:c="2"/></text:span><text:span text:style-name="T16">CHAR</text:span><text:span text:style-name="T20">(50),</text:span></text:p>
      <text:p text:style-name="P38"><text:span text:style-name="T19"><text:s/></text:span><text:span text:style-name="T20">salary</text:span><text:span text:style-name="T19"> <text:s text:c="3"/></text:span><text:span text:style-name="T43">REAL</text:span><text:span text:style-name="T20">);</text:span></text:p>
      <text:p text:style-name="P11">מגדירה טבלה בשם <text:span text:style-name="T21">employees</text:span> עם חמש עמודות. ליד כל עמודה כתוב הטיפוס שלה וכן פרטים נוספים שנראה בהמשך. <text:span text:style-name="T44"><text:s text:c="2"/></text:span></text:p>
      <text:p text:style-name="P12">כדי להעביר פקודת SQL מתוך ג'אבה למאגר-נתונים, <text:span text:style-name="T46">צריך ליצור עצם מסוג "פקודה" (Statement):</text:span></text:p>
      <text:p text:style-name="P32"><text:span text:style-name="T20">Statement </text:span><text:span text:style-name="T32">stmt</text:span><text:span text:style-name="T20"> = </text:span><text:span text:style-name="T32">connection</text:span><text:span text:style-name="T20">.createStatement()</text:span></text:p>
      <text:p text:style-name="P13">גם אותו כדאי מאד ליצור בתוך בלוק try. <text:s/>במבנה זה משתמשים כדי לשלוח פקודות למאגר-הנתונים<text:span text:style-name="T47">, למשל:</text:span></text:p>
      <text:p text:style-name="P31"><text:span text:style-name="T32">stmt</text:span><text:span text:style-name="T20">.executeUpdate(</text:span></text:p>
      <text:p text:style-name="P38"><text:span text:style-name="T20"><text:tab/></text:span><text:span text:style-name="T27">"CREATE TABLE employees\n"</text:span><text:span text:style-name="T20"> + </text:span></text:p>
      <text:p text:style-name="P38"><text:span text:style-name="T20"><text:tab/></text:span><text:span text:style-name="T27">"(id <text:s text:c="7"/>INT PRIMARY KEY <text:s text:c="4"/>NOT NULL,\n"</text:span><text:span text:style-name="T20"> + </text:span></text:p>
      <text:p text:style-name="P38"><text:span text:style-name="T20"><text:tab/></text:span><text:span text:style-name="T27">" name <text:s text:c="5"/>TEXT <text:s text:c="3"/>NOT NULL,\n"</text:span><text:span text:style-name="T20"> + </text:span></text:p>
      <text:p text:style-name="P38"><text:span text:style-name="T20"><text:tab/></text:span><text:span text:style-name="T27">" age <text:s text:c="6"/>INT <text:s text:c="4"/>NOT NULL,\n"</text:span><text:span text:style-name="T20"> + </text:span></text:p>
      <text:p text:style-name="P38"><text:span text:style-name="T20"><text:tab/></text:span><text:span text:style-name="T27">" address <text:s text:c="2"/>CHAR(50),\n"</text:span><text:span text:style-name="T20"> + </text:span></text:p>
      <text:p text:style-name="P38"><text:span text:style-name="T20"><text:tab/></text:span><text:span text:style-name="T27">" salary <text:s text:c="3"/>REAL);\n"</text:span><text:span text:style-name="T20"> + </text:span></text:p>
      <text:p text:style-name="P38"><text:span text:style-name="T20"><text:tab/></text:span><text:span text:style-name="T27">""</text:span></text:p>
      <text:p text:style-name="P38"><text:span text:style-name="T20">);</text:span></text:p>
      <text:p text:style-name="P14"><text:span text:style-name="T2">הער</text:span><text:span text:style-name="T7">ה 1</text:span>: מומלץ מאד ליצור פקודות SQL בקובץ טקסט נפרד, ואז להעתיק אותן לתוך גרשיים בתוכנת ג'אבה. אם עובדים באקליפס, ההפרדה לשורות עם סימני + תיווצר אוטומטית.</text:p>
      <text:p text:style-name="P14"/>
      <text:p text:style-name="P17">כדי למחוק טבלה משתמשים בפעולת SQL:</text:p>
      <text:p text:style-name="P35"><text:span text:style-name="T16">DROP</text:span><text:span text:style-name="T19"> </text:span><text:span text:style-name="T16">TABLE</text:span><text:span text:style-name="T19"> </text:span><text:span text:style-name="T20">employees;</text:span></text:p>
      <text:p text:style-name="P17">ובג'אבה<text:span text:style-name="T49"> זה נראה כך:</text:span></text:p>
      <text:p text:style-name="P35"><text:span text:style-name="T32">stmt</text:span><text:span text:style-name="T20">.executeUpdate(</text:span><text:span text:style-name="T27">"DROP TABLE employees;"</text:span><text:span text:style-name="T20">);</text:span></text:p>
      <text:p text:style-name="P18"/>
      <text:p text:style-name="P19">פקודות נוספות ניתן למצוא בדוגמה DataDefinitionDemo.</text:p>
      <text:p text:style-name="P15"/>
      <text:p text:style-name="P23"><text:span text:style-name="T2">הערה 2</text:span>: ניתן לגשת למאגר-נתונים גם מחוץ לג'אבה. למשל, כדי לגשת למאגר-נתונים של סקלייט ניתן להוריד את התוכנה sqlitebrowser (לחלונות, מקינטוש או לינוקס) ולפתוח בעזרתה את הקובץ.<text:span text:style-name="T64"> התוכנה נותנת גם GUI וגם אפשרות להריץ פקודות SQL.</text:span></text:p>
      <text:p text:style-name="P16"/>
      <text:p text:style-name="P58">שלב <text:span text:style-name="T50">ד</text:span>: <text:span text:style-name="T50">שינוי נתונים</text:span></text:p>
      <text:p text:style-name="P52">אחרי שיצרנו טבלה, אנחנו יכולים להכניס ולהוציא ולעדכן בה שורות. <text:s/><text:span text:style-name="T45">תת-השפה של SQL האחראית לשינוי נתונים בטבלאות נקראת "שפת שינוי נתונים" - Data Manipulation Language. <text:s text:c="2"/></text:span>הפעולות הרלבנטיות הן: INSERT, DELETE, UPDATE. למשל:</text:p>
      <text:p text:style-name="P36"><text:span text:style-name="T16">INSERT</text:span><text:span text:style-name="T19"> </text:span><text:span text:style-name="T16">INTO</text:span><text:span text:style-name="T19"> </text:span><text:span text:style-name="T20">employees</text:span><text:span text:style-name="T19"> </text:span><text:span text:style-name="T20">(id,name,age,address,salary)</text:span></text:p>
      <text:p text:style-name="P38"><text:span text:style-name="T19"><text:s text:c="7"/></text:span><text:span text:style-name="T16">VALUES</text:span><text:span text:style-name="T19"> </text:span><text:span text:style-name="T20">(1,</text:span><text:span text:style-name="T19"> </text:span><text:span text:style-name="T51">'Paul'</text:span><text:span text:style-name="T20">,</text:span><text:span text:style-name="T19"> </text:span><text:span text:style-name="T20">32,</text:span><text:span text:style-name="T19"> </text:span><text:span text:style-name="T51">'California'</text:span><text:span text:style-name="T20">,</text:span><text:span text:style-name="T19"> </text:span><text:span text:style-name="T20">20000.00);</text:span></text:p>
      <text:p text:style-name="P36"/>
      <text:p text:style-name="P36"><text:span text:style-name="T16">DELETE</text:span><text:span text:style-name="T19"> </text:span><text:span text:style-name="T16">FROM</text:span><text:span text:style-name="T19"> </text:span><text:span text:style-name="T20">employees</text:span><text:span text:style-name="T19"> </text:span><text:span text:style-name="T16">WHERE</text:span><text:span text:style-name="T19"> </text:span><text:span text:style-name="T20">id</text:span><text:span text:style-name="T19"> </text:span><text:span text:style-name="T16">IN</text:span><text:span text:style-name="T19"> </text:span><text:span text:style-name="T20">(1,2,3,4);</text:span></text:p>
      <text:p text:style-name="P36"><text:span text:style-name="T20"/></text:p>
      <text:p text:style-name="P33"><text:span text:style-name="T16">UPDATE</text:span><text:span text:style-name="T19"> </text:span><text:span text:style-name="T20">employees</text:span><text:span text:style-name="T19"> </text:span><text:span text:style-name="T16">SET</text:span><text:span text:style-name="T19"> </text:span><text:span text:style-name="T20">salary=25000</text:span><text:span text:style-name="T19"> </text:span><text:span text:style-name="T16">WHERE</text:span><text:span text:style-name="T19"> </text:span><text:span text:style-name="T20">id=1</text:span><text:span text:style-name="T19"> </text:span><text:span text:style-name="T16">OR</text:span><text:span text:style-name="T19"> </text:span><text:span text:style-name="T20">id=3;</text:span></text:p>
      <text:p text:style-name="P20"/>
      <text:p text:style-name="P21">כשמריצים <text:span text:style-name="T33">stmt</text:span><text:span text:style-name="T22">.executeUpdate</text:span><text:span text:style-name="T23"> <text:s/>עם אחת הפעולות האלה, הערך המוחזר הוא מספר השורות שהשתנו (נכנסו / נמחקו / התעדכנו). <text:s text:c="2"/></text:span><text:span text:style-name="T52">לפרטים ראו בדוגמה DataManipulationDemo. </text:span></text:p>
      <text:p text:style-name="P21"/>
      <text:p text:style-name="P59">שלב <text:span text:style-name="T53">ה</text:span>: <text:span text:style-name="T53">קריאת נתונים</text:span></text:p>
      <text:p text:style-name="P53"><text:span text:style-name="T54">כדי לקרוא נתונים יש לבצע </text:span><text:span text:style-name="T6">שאילתות</text:span><text:span text:style-name="T55">. לשם כך משתמשים בתת-שפה של SQL המיועדת לשאילתות ונקראת Data Query Language. הפעולה העיקרית בשפה זו היא </text:span><text:span text:style-name="T17">SELECT</text:span><text:span text:style-name="T56">, הנה כמה דוגמאות:</text:span></text:p>
      <text:p text:style-name="P28"><text:span text:style-name="T18">SELECT</text:span><text:span text:style-name="T19"> </text:span><text:span text:style-name="T20">*</text:span><text:span text:style-name="T19"> </text:span><text:span text:style-name="T16">FROM</text:span><text:span text:style-name="T19"> </text:span><text:span text:style-name="T20">employees;</text:span></text:p>
      <text:p text:style-name="P38"><text:span text:style-name="T16">SELECT</text:span><text:span text:style-name="T19"> </text:span><text:span text:style-name="T20">id,name,age</text:span><text:span text:style-name="T19"> </text:span><text:span text:style-name="T16">FROM</text:span><text:span text:style-name="T19"> </text:span><text:span text:style-name="T20">employees</text:span><text:span text:style-name="T19"> </text:span><text:span text:style-name="T16">WHERE</text:span><text:span text:style-name="T19"> </text:span><text:span text:style-name="T20">id=1;</text:span></text:p>
      <text:p text:style-name="P38"><text:span text:style-name="T16">SELECT</text:span><text:span text:style-name="T19"> </text:span><text:span text:style-name="T20">name,age</text:span><text:span text:style-name="T19"> </text:span><text:span text:style-name="T16">FROM</text:span><text:span text:style-name="T19"> </text:span><text:span text:style-name="T20">employees</text:span><text:span text:style-name="T19"> </text:span><text:span text:style-name="T16">WHERE</text:span><text:span text:style-name="T19"> </text:span><text:span text:style-name="T20">salary&gt;=20000;</text:span></text:p>
      <text:p text:style-name="P28"><text:span text:style-name="T16">SELECT</text:span><text:span text:style-name="T19"> </text:span><text:span text:style-name="T58">MAX</text:span><text:span text:style-name="T20">(age)</text:span><text:span text:style-name="T19"> </text:span><text:span text:style-name="T16">FROM</text:span><text:span text:style-name="T19"> </text:span><text:span text:style-name="T20">employees</text:span><text:span text:style-name="T19"> </text:span><text:span text:style-name="T16">WHERE</text:span><text:span text:style-name="T19"> </text:span><text:span text:style-name="T20">salary&gt;=20000;</text:span></text:p>
      <text:p text:style-name="P22">שפת השאילתות של SQL היא עשירה ומשוכללת מאד ואפשר לבצע בה הרבה שאילתות מורכבות בשפה כמעט טבעית. כדי לבצע שאילתה מתוך ג'אבה, משתמשים ב-executeQuery:</text:p>
      <text:p text:style-name="P34"><text:span text:style-name="T20">ResultSet </text:span><text:span text:style-name="T32">rs</text:span><text:span text:style-name="T20"> = </text:span><text:span text:style-name="T32">stmt</text:span><text:span text:style-name="T20">.executeQuery(</text:span><text:span text:style-name="T27">"SELECT MAX(age) FROM employees WHERE salary&gt;=20000"</text:span><text:span text:style-name="T20">)</text:span></text:p>
      <text:p text:style-name="P22">שוב, מומלץ לשים את הפקודה בתוך בלוק try. <text:s text:c="2"/>תוצאת הפעולה היא עצם מסוג ResultSet. אפשר לעבור עליו בלולאת while<text:span text:style-name="T60">, למשל כך</text:span>:</text:p>
      <text:p text:style-name="P37"><text:span text:style-name="T16">while</text:span><text:span text:style-name="T20"> (</text:span><text:span text:style-name="T32">rs</text:span><text:span text:style-name="T20">.next()) {</text:span></text:p>
      <text:p text:style-name="P38"><text:span text:style-name="T20"><text:tab/>System.</text:span><text:span text:style-name="T59">out</text:span><text:span text:style-name="T20">.println(</text:span></text:p>
      <text:p text:style-name="P38"><text:span text:style-name="T20"><text:tab/><text:tab/></text:span><text:span text:style-name="T27">"id="</text:span><text:span text:style-name="T20"> + </text:span><text:span text:style-name="T32">rs</text:span><text:span text:style-name="T20">.getInt(</text:span><text:span text:style-name="T27">"id"</text:span><text:span text:style-name="T20">)+</text:span><text:span text:style-name="T27">" "</text:span><text:span text:style-name="T20">+</text:span></text:p>
      <text:p text:style-name="P38"><text:span text:style-name="T20"><text:tab/><text:tab/></text:span><text:span text:style-name="T27">"name="</text:span><text:span text:style-name="T20"> + </text:span><text:span text:style-name="T32">rs</text:span><text:span text:style-name="T20">.getString(</text:span><text:span text:style-name="T27">"name"</text:span><text:span text:style-name="T20">)+</text:span><text:span text:style-name="T27">" "</text:span><text:span text:style-name="T20">+</text:span></text:p>
      <text:p text:style-name="P38"><text:span text:style-name="T20"><text:tab/><text:tab/></text:span><text:span text:style-name="T27">"age="</text:span><text:span text:style-name="T20"> + </text:span><text:span text:style-name="T32">rs</text:span><text:span text:style-name="T20">.getInt(</text:span><text:span text:style-name="T27">"age"</text:span><text:span text:style-name="T20">)+</text:span><text:span text:style-name="T27">" "</text:span><text:span text:style-name="T20">+</text:span></text:p>
      <text:p text:style-name="P38"><text:span text:style-name="T20"><text:tab/><text:tab/></text:span><text:span text:style-name="T27">"address="</text:span><text:span text:style-name="T20"> + </text:span><text:span text:style-name="T32">rs</text:span><text:span text:style-name="T20">.getString(</text:span><text:span text:style-name="T27">"id"</text:span><text:span text:style-name="T20">)+</text:span><text:span text:style-name="T27">" "</text:span><text:span text:style-name="T20">+</text:span></text:p>
      <text:p text:style-name="P38"><text:span text:style-name="T20"><text:tab/><text:tab/></text:span><text:span text:style-name="T27">"salary="</text:span><text:span text:style-name="T20"> + </text:span><text:span text:style-name="T32">rs</text:span><text:span text:style-name="T20">.getFloat(</text:span><text:span text:style-name="T27">"salary"</text:span><text:span text:style-name="T20">));</text:span></text:p>
      <text:p text:style-name="P38"><text:span text:style-name="T20">}</text:span></text:p>
      <text:p text:style-name="P40"><text:span text:style-name="T20">לדוגמאות נוספות ראו בקובץ DataQueryDemo</text:span><text:span text:style-name="T24">.</text:span></text:p>
      <text:p text:style-name="P22"/>
      <text:p text:style-name="Heading_20_2">מקורות </text:p>
      <text:list xml:id="list8266422404126301554" text:style-name="L4">
        <text:list-item>
          <text:p text:style-name="P55">JDBC Create database example, Tutorials <text:s/>Point: https://www.tutorialspoint.com/jdbc/jdbc-create-database.htm</text:p>
        </text:list-item>
        <text:list-item>
          <text:p text:style-name="P55">SQLite Java, Tutorials <text:s/>Point: https://www.tutorialspoint.com/sqlite/sqlite_java.htm</text:p>
        </text:list-item>
        <text:list-item>
          <text:p text:style-name="P54">Java Database Connection: JDBC and MySQL, <text:span text:style-name="T48">Udemy </text:span>course:<text:span text:style-name="T8"> https://www.udemy.com/how-to-connect-java-jdbc-to-mysql/learn/v4/overview</text:span></text:p>
          <text:p text:style-name="P25"><text:line-break/></text:p>
        </text:list-item>
      </text:list>
      <text:p text:style-name="P3">סיכם: אראל סגל-הלוי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achlieli CLM1" svg:font-family="'Nachlieli CLM'"/>
    <style:font-face style:name="Monospace" svg:font-family="Monospace" style:font-adornments="Regular" style:font-pitch="fixed"/>
    <style:font-face style:name="David CLM" svg:font-family="'David CLM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achlieli CLM1" style:font-family-complex="'Nachlieli CLM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1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1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text">
      <loext:graphic-properties draw:fill-image-width="0in" draw:fill-image-height="0in"/>
      <style:paragraph-properties fo:margin-left="0in" fo:margin-right="0in" fo:margin-top="0.1665in" fo:margin-bottom="0.0835in" loext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text" style:master-page-name="">
      <style:paragraph-properties style:page-number="auto" style:writing-mode="rl-tb"/>
      <style:text-properties fo:font-size="16pt" style:font-size-complex="16pt" style:font-weight-complex="normal"/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1899e3b" officeooo:paragraph-rsid="02017e74"/>
    </style:style>
    <style:style style:name="MP2" style:family="paragraph" style:parent-style-name="Footer">
      <style:paragraph-properties fo:text-align="center" style:justify-single-word="false"/>
      <style:text-properties officeooo:paragraph-rsid="02030ff5"/>
    </style:style>
    <style:style style:name="MT1" style:family="text">
      <style:text-properties fo:font-size="10pt" fo:font-style="italic" style:text-underline-style="none" officeooo:rsid="0137f4f4" style:font-size-asian="10pt" style:font-style-asian="italic" style:font-size-complex="10pt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ברוך ה’ חונן הדעת</text:span> </text:p>
      </style:header>
      <style:footer>
        <text:p text:style-name="MP2">- <text:page-number text:select-page="current">2</text:page-number> -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4T18:18:28.350895855</meta:creation-date>
    <meta:generator>LibreOffice/5.1.6.2$Linux_X86_64 LibreOffice_project/10m0$Build-2</meta:generator>
    <dc:date>2017-12-31T11:36:25.261284595</dc:date>
    <meta:editing-duration>P7DT8H15M46S</meta:editing-duration>
    <meta:editing-cycles>646</meta:editing-cycles>
    <meta:document-statistic meta:table-count="0" meta:image-count="0" meta:object-count="0" meta:page-count="1" meta:paragraph-count="87" meta:word-count="970" meta:character-count="6516" meta:non-whitespace-character-count="5497"/>
  </office:meta>
</office:document-meta>
</file>